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a1.A" style:family="table-column">
      <style:table-column-properties style:column-width="5.689cm"/>
    </style:style>
    <style:style style:name="Tabla1.B" style:family="table-column">
      <style:table-column-properties style:column-width="11.906cm"/>
    </style:style>
    <style:style style:name="Tabla1.1" style:family="table-row">
      <style:table-row-properties fo:keep-together="auto"/>
    </style:style>
    <style:style style:name="Tabla1.A1" style:family="table-cell" style:data-style-name="N20100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A2" style:family="table-cell" style:data-style-name="N2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A3" style:family="table-cell" style:data-style-name="N2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2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11" style:family="table-cell" style:data-style-name="N2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11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.595cm" fo:margin-left="0cm" table:align="left" style:shadow="none" fo:keep-with-next="auto" style:may-break-between-rows="true" table:border-model="collapsing"/>
    </style:style>
    <style:style style:name="Tabla2.A" style:family="table-column">
      <style:table-column-properties style:column-width="6.509cm"/>
    </style:style>
    <style:style style:name="Tabla2.B" style:family="table-column">
      <style:table-column-properties style:column-width="11.086cm"/>
    </style:style>
    <style:style style:name="Tabla2.1" style:family="table-row">
      <style:table-row-properties fo:keep-together="auto"/>
    </style:style>
    <style:style style:name="Tabla2.A1" style:family="table-cell" style:data-style-name="N20100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A2" style:family="table-cell" style:data-style-name="N2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 style:data-style-name="N2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5" style:family="table-cell" style:data-style-name="N2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2.B5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3" style:family="table" style:master-page-name="">
      <style:table-properties style:width="17.595cm" fo:margin-left="0cm" style:page-number="auto" fo:break-before="auto" fo:break-after="auto" table:align="left" style:shadow="none" fo:keep-with-next="auto" style:may-break-between-rows="true" table:border-model="collapsing"/>
    </style:style>
    <style:style style:name="Tabla3.A" style:family="table-column">
      <style:table-column-properties style:column-width="5.689cm"/>
    </style:style>
    <style:style style:name="Tabla3.B" style:family="table-column">
      <style:table-column-properties style:column-width="11.906cm"/>
    </style:style>
    <style:style style:name="Tabla3.1" style:family="table-row">
      <style:table-row-properties fo:keep-together="auto"/>
    </style:style>
    <style:style style:name="Tabla3.A1" style:family="table-cell" style:data-style-name="N20100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3.A2" style:family="table-cell" style:data-style-name="N20100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3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3" style:family="table-cell" style:data-style-name="N20100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3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B4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B5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B6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B7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B8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B9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3.B10" style:family="table-cell" style:data-style-name="N20000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3.A11" style:family="table-cell" style:data-style-name="N20100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3.B11" style:family="table-cell" style:data-style-name="N2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27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Preformatted_20_Text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27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officeooo:paragraph-rsid="00027a95"/>
    </style:style>
    <style:style style:name="P4" style:family="paragraph" style:parent-style-name="Text_20_body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37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Heading_20_1">
      <style:text-properties officeooo:paragraph-rsid="0003794d"/>
    </style:style>
    <style:style style:name="P6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27a95" officeooo:paragraph-rsid="00027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27a95" officeooo:paragraph-rsid="000379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27a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32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37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27a95" officeooo:paragraph-rsid="0004fc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2c77" officeooo:paragraph-rsid="00032c7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2c77" officeooo:paragraph-rsid="00037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3794d" officeooo:paragraph-rsid="000379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4fc43" officeooo:paragraph-rsid="0004fc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27a9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paragraph-rsid="0003794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32c77"/>
    </style:style>
    <style:style style:name="T2" style:family="text">
      <style:text-properties officeooo:rsid="0003794d"/>
    </style:style>
    <style:style style:name="T3" style:family="text">
      <style:text-properties officeooo:rsid="0004fc43"/>
    </style:style>
    <number:number-style style:name="N20000" number:language="es" number:country="MX">
      <number:number number:min-integer-digits="1"/>
    </number:number-style>
    <number:text-style style:name="N20100" number:language="es" number:country="MX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mandos básicos para repositorio de Git</text:h>
      <text:p text:style-name="Text_20_body"/>
      <table:table table:name="Tabla1" table:style-name="Tabla1" table:template-name="Lista azul">
        <table:table-column table:style-name="Tabla1.A"/>
        <table:table-column table:style-name="Tabla1.B"/>
        <table:table-row table:style-name="Tabla1.1">
          <table:table-cell table:style-name="Tabla1.A1" office:value-type="float" office:value="0">
            <text:p text:style-name="P6"><text:span text:style-name="T3">C</text:span>omando</text:p>
          </table:table-cell>
          <table:table-cell table:style-name="Tabla1.A1" office:value-type="float" office:value="0">
            <text:p text:style-name="P6">Descripción</text:p>
          </table:table-cell>
        </table:table-row>
        <table:table-row table:style-name="Tabla1.1">
          <table:table-cell table:style-name="Tabla1.A2" office:value-type="float" office:value="0">
            <text:p text:style-name="P8">git status</text:p>
          </table:table-cell>
          <table:table-cell table:style-name="Tabla1.B2" office:value-type="float" office:value="0">
            <text:p text:style-name="P8">Verificar el estado del repositorio</text:p>
          </table:table-cell>
        </table:table-row>
        <table:table-row table:style-name="Tabla1.1">
          <table:table-cell table:style-name="Tabla1.A3" office:value-type="float" office:value="0">
            <text:p text:style-name="P8">git init </text:p>
          </table:table-cell>
          <table:table-cell table:style-name="Tabla1.B3" office:value-type="float" office:value="0">
            <text:p text:style-name="P8">Inicializa el repositorio</text:p>
          </table:table-cell>
        </table:table-row>
        <table:table-row table:style-name="Tabla1.1">
          <table:table-cell table:style-name="Tabla1.A2" office:value-type="float" office:value="0">
            <text:p text:style-name="P9">git <text:span text:style-name="T1">add *</text:span></text:p>
          </table:table-cell>
          <table:table-cell table:style-name="Tabla1.B2" office:value-type="float" office:value="0">
            <text:p text:style-name="P12">Dar seguimiento a los archivos modificados</text:p>
          </table:table-cell>
        </table:table-row>
        <table:table-row table:style-name="Tabla1.1">
          <table:table-cell table:style-name="Tabla1.A3" office:value-type="float" office:value="0">
            <text:p text:style-name="P9">git <text:span text:style-name="T1">commit -m “mensaje”</text:span></text:p>
          </table:table-cell>
          <table:table-cell table:style-name="Tabla1.B3" office:value-type="float" office:value="0">
            <text:p text:style-name="P12">Crear el commit dentro del repositorio</text:p>
          </table:table-cell>
        </table:table-row>
        <table:table-row table:style-name="Tabla1.1">
          <table:table-cell table:style-name="Tabla1.A2" office:value-type="float" office:value="0">
            <text:p text:style-name="P9">git <text:span text:style-name="T1">log </text:span></text:p>
          </table:table-cell>
          <table:table-cell table:style-name="Tabla1.B2" office:value-type="float" office:value="0">
            <text:p text:style-name="P12">Lista los commits del repositorio</text:p>
          </table:table-cell>
        </table:table-row>
        <table:table-row table:style-name="Tabla1.1">
          <table:table-cell table:style-name="Tabla1.A3" office:value-type="float" office:value="0">
            <text:p text:style-name="P9">git <text:span text:style-name="T1">checkout #</text:span></text:p>
          </table:table-cell>
          <table:table-cell table:style-name="Tabla1.B3" office:value-type="float" office:value="0">
            <text:p text:style-name="P12">Restaura el repositorio a un commit anterior</text:p>
          </table:table-cell>
        </table:table-row>
        <table:table-row table:style-name="Tabla1.1">
          <table:table-cell table:style-name="Tabla1.A2" office:value-type="float" office:value="0">
            <text:p text:style-name="P9">git <text:span text:style-name="T1">branch </text:span></text:p>
          </table:table-cell>
          <table:table-cell table:style-name="Tabla1.B8" office:value-type="string">
            <text:p text:style-name="P12">Lista las ramas del repositorio </text:p>
          </table:table-cell>
        </table:table-row>
        <table:table-row table:style-name="Tabla1.1">
          <table:table-cell table:style-name="Tabla1.A3" office:value-type="float" office:value="0">
            <text:p text:style-name="P9">git reset --hard HEAD~<text:span text:style-name="T1">X</text:span></text:p>
          </table:table-cell>
          <table:table-cell table:style-name="Tabla1.B9" office:value-type="string">
            <text:p text:style-name="P12">Elimina el numero de commits que se indique en el valor de X</text:p>
          </table:table-cell>
        </table:table-row>
        <table:table-row table:style-name="Tabla1.1">
          <table:table-cell table:style-name="Tabla1.A2">
            <text:p text:style-name="P9"/>
          </table:table-cell>
          <table:table-cell table:style-name="Tabla1.B2">
            <text:p text:style-name="P12"/>
          </table:table-cell>
        </table:table-row>
        <table:table-row table:style-name="Tabla1.1">
          <table:table-cell table:style-name="Tabla1.A11">
            <text:p text:style-name="P16"/>
          </table:table-cell>
          <table:table-cell table:style-name="Tabla1.B11">
            <text:p text:style-name="P16"/>
          </table:table-cell>
        </table:table-row>
      </table:table>
      <text:p text:style-name="Standard"/>
      <text:h text:style-name="Heading_20_1" text:outline-level="1">Comando<text:span text:style-name="T3">s</text:span> repositorios remotos</text:h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float" office:value="0">
            <text:p text:style-name="P7"><text:span text:style-name="T3">C</text:span>omando</text:p>
          </table:table-cell>
          <table:table-cell table:style-name="Tabla3.A1" office:value-type="float" office:value="0">
            <text:p text:style-name="P7">Descripción</text:p>
          </table:table-cell>
        </table:table-row>
        <table:table-row table:style-name="Tabla3.1">
          <table:table-cell table:style-name="Tabla3.A2" office:value-type="float" office:value="0">
            <text:p text:style-name="P4">git remote add origin <text:span text:style-name="T2">url</text:span></text:p>
          </table:table-cell>
          <table:table-cell table:style-name="Tabla3.B2" office:value-type="string">
            <text:p text:style-name="P14">Agregar un repositorio remoto al repositorio local</text:p>
          </table:table-cell>
        </table:table-row>
        <table:table-row table:style-name="Tabla3.1">
          <table:table-cell table:style-name="Tabla3.A3" office:value-type="float" office:value="0">
            <text:p text:style-name="P10">git remote -v</text:p>
          </table:table-cell>
          <table:table-cell table:style-name="Tabla3.B3" office:value-type="string">
            <text:p text:style-name="P14">Mostrar el repositorio remoto </text:p>
          </table:table-cell>
        </table:table-row>
        <table:table-row table:style-name="Tabla3.1">
          <table:table-cell table:style-name="Tabla3.A2" office:value-type="float" office:value="0">
            <text:p text:style-name="P10">git pull origin master --allow-unrelated-histories</text:p>
          </table:table-cell>
          <table:table-cell table:style-name="Tabla3.B4" office:value-type="string">
            <text:p text:style-name="P14">Fusionar el contenido de repositorio remoto con el repositorio local</text:p>
          </table:table-cell>
        </table:table-row>
        <table:table-row table:style-name="Tabla3.1">
          <table:table-cell table:style-name="Tabla3.A3" office:value-type="float" office:value="0">
            <text:p text:style-name="P10">git branch --set-upstream-to=origin/master <text:s/>master</text:p>
          </table:table-cell>
          <table:table-cell table:style-name="Tabla3.B5" office:value-type="string">
            <text:p text:style-name="P15">Enlazar la rama master del repositorio local con el repositorio remoto</text:p>
          </table:table-cell>
        </table:table-row>
        <table:table-row table:style-name="Tabla3.1">
          <table:table-cell table:style-name="Tabla3.A2" office:value-type="float" office:value="0">
            <text:p text:style-name="P11"><text:span text:style-name="T3">g</text:span>it <text:span text:style-name="T3">pull</text:span></text:p>
          </table:table-cell>
          <table:table-cell table:style-name="Tabla3.B6" office:value-type="string">
            <text:p text:style-name="P15">Actualizar el repositorio local</text:p>
          </table:table-cell>
        </table:table-row>
        <table:table-row table:style-name="Tabla3.1">
          <table:table-cell table:style-name="Tabla3.A3" office:value-type="float" office:value="0">
            <text:p text:style-name="P11"><text:span text:style-name="T3">g</text:span>it <text:span text:style-name="T3">push</text:span></text:p>
          </table:table-cell>
          <table:table-cell table:style-name="Tabla3.B7" office:value-type="string">
            <text:p text:style-name="P15">Cargar cambios en repositorio remoto </text:p>
          </table:table-cell>
        </table:table-row>
        <table:table-row table:style-name="Tabla3.1">
          <table:table-cell table:style-name="Tabla3.A2">
            <text:p text:style-name="P10"/>
          </table:table-cell>
          <table:table-cell table:style-name="Tabla3.B8" office:value-type="string">
            <text:p text:style-name="P13"/>
          </table:table-cell>
        </table:table-row>
        <table:table-row table:style-name="Tabla3.1">
          <table:table-cell table:style-name="Tabla3.A3">
            <text:p text:style-name="P10"/>
          </table:table-cell>
          <table:table-cell table:style-name="Tabla3.B9" office:value-type="string">
            <text:p text:style-name="P13"/>
          </table:table-cell>
        </table:table-row>
        <table:table-row table:style-name="Tabla3.1">
          <table:table-cell table:style-name="Tabla3.A2">
            <text:p text:style-name="P10"/>
          </table:table-cell>
          <table:table-cell table:style-name="Tabla3.B10">
            <text:p text:style-name="P13"/>
          </table:table-cell>
        </table:table-row>
        <table:table-row table:style-name="Tabla3.1">
          <table:table-cell table:style-name="Tabla3.A11">
            <text:p text:style-name="P18"/>
          </table:table-cell>
          <table:table-cell table:style-name="Tabla3.B11">
            <text:p text:style-name="P18"/>
          </table:table-cell>
        </table:table-row>
      </table:table>
      <text:h text:style-name="P5" text:outline-level="1">Crear SSH-Key</text:h>
      <text:p text:style-name="Text_20_body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float" office:value="0">
            <text:p text:style-name="P6"><text:span text:style-name="T3">C</text:span>omando</text:p>
          </table:table-cell>
          <table:table-cell table:style-name="Tabla2.A1" office:value-type="float" office:value="0">
            <text:p text:style-name="P6">Descripción</text:p>
          </table:table-cell>
        </table:table-row>
        <table:table-row table:style-name="Tabla2.1">
          <table:table-cell table:style-name="Tabla2.A2" office:value-type="float" office:value="0">
            <text:p text:style-name="P1"><text:span text:style-name="Source_20_Text"><text:s/>cd ~/.ssh</text:span></text:p>
          </table:table-cell>
          <table:table-cell table:style-name="Tabla2.B2" office:value-type="string">
            <text:p text:style-name="P8">Moverse al directorio donde se almacenas las keys</text:p>
          </table:table-cell>
        </table:table-row>
        <table:table-row table:style-name="Tabla2.1">
          <table:table-cell table:style-name="Tabla2.A3" office:value-type="float" office:value="0">
            <text:p text:style-name="P1"><text:span text:style-name="Source_20_Text">ssh-keygen </text:span></text:p>
          </table:table-cell>
          <table:table-cell table:style-name="Tabla2.B3" office:value-type="string">
            <text:p text:style-name="P8">Creación de la llave publica</text:p>
          </table:table-cell>
        </table:table-row>
        <table:table-row table:style-name="Tabla2.1">
          <table:table-cell table:style-name="Tabla2.A2" office:value-type="float" office:value="0">
            <text:p text:style-name="P2"><text:span text:style-name="Source_20_Text">cat ~/.ssh/id_rsa.pub </text:span></text:p>
          </table:table-cell>
          <table:table-cell table:style-name="Tabla2.B4" office:value-type="string">
            <text:p text:style-name="P8">Copiar la llave</text:p>
          </table:table-cell>
        </table:table-row>
        <table:table-row table:style-name="Tabla2.1">
          <table:table-cell table:style-name="Tabla2.A5">
            <text:p text:style-name="P17"/>
          </table:table-cell>
          <table:table-cell table:style-name="Tabla2.B5">
            <text:p text:style-name="P17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Lista_20_azul.1" style:display-name="Lista azul.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2" style:display-name="Lista azul.2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3" style:display-name="Lista azul.3" style:family="table-cell">
      <style:table-cell-properties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sta_20_azul.4" style:display-name="Lista azul.4" style:family="table-cell">
      <style:table-cell-properties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5" style:display-name="Lista azul.5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6" style:display-name="Lista azul.6" style:family="table-cell">
      <style:table-cell-properties fo:background-color="#dddddd" fo:border-left="0.74pt solid #00599d" fo:padding="0cm" fo:padding-left="0cm" fo:padding-right="0cm" fo:padding-top="0cm" fo:padding-bottom="0cm" style:data-style-name="20100"/>
      <style:text-properties style:font-name="Liberation Sans" fo:font-family="'Liberation Sans'" style:font-family-generic="swiss"/>
    </style:style>
    <style:style style:name="Lista_20_azul.7" style:display-name="Lista azul.7" style:family="table-cell">
      <style:table-cell-properties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8" style:display-name="Lista azul.8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9" style:display-name="Lista azul.9" style:family="table-cell">
      <style:table-cell-properties fo:background-color="#ddddd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10" style:display-name="Lista azul.10" style:family="table-cell">
      <style:table-cell-properties fo:background-color="#dddddd" fo:border-right="0.74pt solid #00599d" fo:padding="0cm" fo:padding-left="0cm" fo:padding-right="0cm" fo:padding-top="0cm" fo:padding-bottom="0cm" style:data-style-name="20000"/>
      <style:text-properties style:font-name="Liberation Sans" fo:font-family="'Liberation Sans'" style:font-family-generic="swiss"/>
    </style:style>
    <style:style style:name="Lista_20_azul.11" style:display-name="Lista azul.11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2" style:display-name="Lista azul.12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3" style:display-name="Lista azul.13" style:family="table-cell">
      <style:table-cell-properties fo:background-color="#adc5e7" fo:border-left="0.74pt solid #00599d" fo:border-top="0.74pt solid #00599d" fo:border-bottom="0.74pt solid #00599d" fo:padding="0cm" fo:padding-left="0cm" fo:padding-right="0cm" fo:padding-top="0cm" fo:padding-bottom="0cm" style:data-style-name="20100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4" style:display-name="Lista azul.14" style:family="table-cell">
      <style:table-cell-properties fo:background-color="#adc5e7" fo:border-right="0.74pt solid #00599d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style:style style:name="Lista_20_azul.15" style:display-name="Lista azul.15" style:family="table-cell">
      <style:table-cell-properties fo:background-color="#00599d" fo:border-bottom="0.74pt solid #00599d" fo:padding="0cm" fo:padding-left="0cm" fo:padding-right="0cm" fo:padding-top="0cm" fo:padding-bottom="0cm" style:data-style-name="20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Lista_20_azul.16" style:display-name="Lista azul.16" style:family="table-cell">
      <style:table-cell-properties fo:background-color="#adc5e7" fo:border-top="0.74pt solid #00599d" fo:border-bottom="0.74pt solid #00599d" fo:padding="0cm" fo:padding-left="0cm" fo:padding-right="0cm" fo:padding-top="0cm" fo:padding-bottom="0cm" style:data-style-name="2000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Lista_20_azul.1"/>
      <table:last-row table:style-name="Lista_20_azul.2"/>
      <table:first-column table:style-name="Lista_20_azul.3"/>
      <table:last-column table:style-name="Lista_20_azul.4"/>
      <table:body table:style-name="Lista_20_azul.9"/>
      <table:even-rows table:style-name="Lista_20_azul.5"/>
      <table:odd-rows table:style-name="Lista_20_azul.6"/>
      <table:even-columns table:style-name="Lista_20_azul.7"/>
      <table:odd-columns table:style-name="Lista_20_azul.8"/>
      <table:background table:style-name="Lista_20_azul.10"/>
      <loext:first-row-even-column table:style-name="Lista_20_azul.15"/>
      <loext:last-row-even-column table:style-name="Lista_20_azul.16"/>
      <loext:first-row-end-column table:style-name="Lista_20_azul.12"/>
      <loext:first-row-start-column table:style-name="Lista_20_azul.11"/>
      <loext:last-row-end-column table:style-name="Lista_20_azul.14"/>
      <loext:last-row-start-column table:style-name="Lista_20_azul.13"/>
    </table:table-templat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0T12:12:10.264579701</meta:creation-date>
    <dc:date>2019-03-20T20:36:01.330318212</dc:date>
    <meta:editing-duration>PT6M48S</meta:editing-duration>
    <meta:editing-cycles>1</meta:editing-cycles>
    <meta:document-statistic meta:table-count="3" meta:image-count="0" meta:object-count="0" meta:page-count="1" meta:paragraph-count="43" meta:word-count="175" meta:character-count="1127" meta:non-whitespace-character-count="988"/>
    <meta:generator>LibreOffice/6.0.7.3$Linux_X86_64 LibreOffice_project/00m0$Build-3</meta:generator>
  </office:meta>
</office:document-meta>
</file>